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6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7" style:family="paragraph" style:parent-style-name="Preformatted_20_Text">
      <style:paragraph-properties fo:margin-top="0cm" fo:margin-bottom="0.66cm" loext:contextual-spacing="true" fo:line-height="100%" fo:orphans="2" fo:widows="2"/>
      <style:text-properties style:font-name="Courier New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4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5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c07a" officeooo:paragraph-rsid="001bc07a" style:font-name-asian="Times New Roman" style:font-size-asian="14pt" style:language-asian="pt" style:country-asian="BR" style:font-style-asian="italic" style:font-weight-asian="bold" style:font-name-complex="Courier New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19" style:family="paragraph">
      <style:paragraph-properties style:writing-mode="lr-tb"/>
      <style:text-properties style:font-name="Chilanka" fo:font-size="24pt"/>
    </style:style>
    <style:style style:name="P20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letter-spacing="normal" fo:font-style="normal" fo:font-weight="bold"/>
    </style:style>
    <style:style style:name="T7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1a4422" style:font-style-asian="normal" style:font-weight-asian="normal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cbf6f" style:font-style-asian="normal" style:font-weight-asian="normal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1dcd7f"/>
    </style:style>
    <style:style style:name="T11" style:family="text">
      <style:text-properties fo:font-variant="normal" fo:text-transform="none" fo:letter-spacing="normal" fo:font-style="normal" fo:font-weight="bold" officeooo:rsid="001dcd7f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4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1dcd7f"/>
    </style:style>
    <style:style style:name="T16" style:family="text">
      <style:text-properties fo:font-style="normal" fo:font-weight="bold"/>
    </style:style>
    <style:style style:name="T17" style:family="text">
      <style:text-properties fo:font-style="normal" fo:font-weight="bold" officeooo:rsid="001cbf6f"/>
    </style:style>
    <style:style style:name="T18" style:family="text">
      <style:text-properties fo:font-style="normal" fo:font-weight="bold" officeooo:rsid="001dcd7f"/>
    </style:style>
    <style:style style:name="T19" style:family="text">
      <style:text-properties fo:font-style="normal" fo:font-weight="normal"/>
    </style:style>
    <style:style style:name="T20" style:family="text">
      <style:text-properties fo:font-weight="bold"/>
    </style:style>
    <style:style style:name="T21" style:family="text">
      <style:text-properties fo:font-weight="bold" officeooo:rsid="001cbf6f"/>
    </style:style>
    <style:style style:name="T22" style:family="text">
      <style:text-properties fo:font-weight="bold" officeooo:rsid="001dcd7f"/>
    </style:style>
    <style:style style:name="T23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44cm" fo:min-width="0.73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856cm" fo:min-width="0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vertical-align="middle" draw:auto-grow-height="false" fo:min-height="2.605cm" fo:min-width="0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3.776cm" fo:min-width="5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54cm" fo:min-width="0.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svg:stroke-color="#000000" draw:fill="none" draw:textarea-vertical-align="middle" draw:auto-grow-height="false" fo:min-height="2.053cm" fo:min-width="0.2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4cm" fo:min-width="0.88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0" draw:name="Figura1" draw:style-name="gr9" draw:text-style-name="P23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7" draw:text-style-name="P20" svg:width="0.911cm" svg:height="0.863cm" svg:x="18.032cm" svg:y="0.014cm"><text:p text:style-name="P19"><text:span text:style-name="T23">8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Melhor Lugar</text:p>
      <text:p text:style-name="P1"/>
      <text:p text:style-name="P6"/>
      <text:p text:style-name="P3"><text:bookmark text:name="cifra_tom"/><text:span text:style-name="T4">Tom</text:span><text:span text:style-name="T5">: </text:span><text:span text:style-name="Internet_20_link"><text:span text:style-name="T1">Bb</text:span></text:span></text:p>
      <text:p text:style-name="P4"><text:span text:style-name="Internet_20_link"><text:span text:style-name="T3">Capotraste na 3ª</text:span></text:span><text:span text:style-name="Internet_20_link"><text:span text:style-name="T2"> casa</text:span></text:span></text:p>
      <text:p text:style-name="P2"/>
      <text:p text:style-name="P2"><text:bookmark text:name="cifra_capo"/><text:bookmark text:name="cifra_afi"/></text:p>
      <text:p text:style-name="P8"><text:span text:style-name="T7">Intro</text:span><text:span text:style-name="T13">: </text:span><text:span text:style-name="T14"><text:s/></text:span><text:span text:style-name="T8">C9</text:span><text:span text:style-name="T14"> </text:span><text:span text:style-name="T8">Am7</text:span><text:span text:style-name="T14"> </text:span><text:span text:style-name="T8">Em</text:span><text:span text:style-name="T14"> <text:s/></text:span><text:span text:style-name="T8">Bm</text:span></text:p>
      <text:p text:style-name="P8"><text:span text:style-name="T8"/></text:p>
      <text:p text:style-name="P5"><draw:custom-shape text:anchor-type="paragraph" draw:z-index="3" draw:name="Forma1" draw:style-name="gr6" draw:text-style-name="P21" svg:width="0.641cm" svg:height="2.167cm" svg:x="11.296cm" svg:y="0.07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/text:p>
      <text:p text:style-name="P11"><draw:custom-shape text:anchor-type="char" draw:z-index="4" draw:style-name="gr5" draw:text-style-name="P20" svg:width="0.773cm" svg:height="0.678cm" svg:x="12.155cm" svg:y="0.309cm"><text:p text:style-name="P19"><text:span text:style-name="T23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6">C9</text:span><text:span text:style-name="T12"> <text:s text:c="11"/></text:span><text:span text:style-name="T6">Am7</text:span><text:span text:style-name="T12"> <text:s text:c="7"/></text:span><text:span text:style-name="T6">Em</text:span><text:span text:style-name="T12"> <text:s text:c="9"/></text:span><text:span text:style-name="T6">D9</text:span></text:p>
      <text:p text:style-name="P9">Nada vai me separar do teu amor, do teu amor </text:p>
      <text:p text:style-name="P9"><text:span text:style-name="T20">C9</text:span> <text:s text:c="11"/><text:span text:style-name="T20">Am7</text:span> <text:s text:c="9"/><text:span text:style-name="T20">Em</text:span> <text:s text:c="12"/><text:span text:style-name="T20">D</text:span><text:span text:style-name="T21">9</text:span></text:p>
      <text:p text:style-name="P9">Nem a morte nem a vida vão me afastar do teu amor</text:p>
      <text:p text:style-name="P9"><text:span text:style-name="T20"/></text:p>
      <text:p text:style-name="P11"><draw:custom-shape text:anchor-type="paragraph" draw:z-index="6" draw:name="Forma2" draw:style-name="gr4" draw:text-style-name="P22" svg:width="5.34cm" svg:height="3.777cm" svg:x="-0.134cm" svg:y="0.381cm"><text:p/><draw:enhanced-geometry svg:viewBox="0 0 21600 21600" draw:type="rectangle" draw:enhanced-path="M 0 0 L 21600 0 21600 21600 0 21600 0 0 Z N"/></draw:custom-shape></text:p>
      <text:p text:style-name="P11"><text:span text:style-name="T6">C9</text:span><text:span text:style-name="T12"> <text:s text:c="14"/></text:span><text:span text:style-name="T6">Am7</text:span></text:p>
      <text:p text:style-name="P9">Jesus vem me abraçar </text:p>
      <text:p text:style-name="P10"><text:s text:c="15"/><text:span text:style-name="T16">Em</text:span></text:p>
      <text:p text:style-name="P9"><draw:custom-shape text:anchor-type="char" draw:z-index="5" draw:style-name="gr1" draw:text-style-name="P20" svg:width="0.761cm" svg:height="0.668cm" svg:x="5.521cm" svg:y="0.143cm"><text:p text:style-name="P19"><text:span text:style-name="T23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m ti vou repousar </text:p>
      <text:p text:style-name="P10"><text:s text:c="10"/><text:span text:style-name="T16">Bm</text:span><text:span text:style-name="T17">7</text:span><text:span text:style-name="T18">­</text:span></text:p>
      <text:p text:style-name="P9">Nos teus braços <text:s text:c="13"/></text:p>
      <text:p text:style-name="P10"><text:s text:c="13"/><text:span text:style-name="T16">C</text:span><text:span text:style-name="T17">9</text:span></text:p>
      <text:p text:style-name="P9">É o melhor lugar </text:p>
      <text:p text:style-name="P9"/>
      <text:p text:style-name="P9"><draw:custom-shape text:anchor-type="paragraph" draw:z-index="7" draw:name="Forma1" draw:style-name="gr3" draw:text-style-name="P21" svg:width="0.645cm" svg:height="2.747cm" svg:x="7.9cm" svg:y="0.41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text:s text:c="9"/><text:span text:style-name="T16">Am</text:span><text:span text:style-name="T18">7</text:span></text:p>
      <text:p text:style-name="P9"><draw:custom-shape text:anchor-type="char" draw:z-index="8" draw:style-name="gr1" draw:text-style-name="P20" svg:width="0.761cm" svg:height="0.668cm" svg:x="8.768cm" svg:y="0.43cm"><text:p text:style-name="P19"><text:span text:style-name="T23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h ah ah ah <text:s text:c="13"/></text:p>
      <text:p text:style-name="P10"><text:s text:c="12"/><text:span text:style-name="T16">Em</text:span></text:p>
      <text:p text:style-name="P9">Ah ah ah ah ah</text:p>
      <text:p text:style-name="P10"><text:s text:c="10"/><text:span text:style-name="T16">Bm</text:span><text:span text:style-name="T18">7</text:span><text:span text:style-name="T19"> <text:s text:c="18"/></text:span><text:span text:style-name="T16">C</text:span><text:span text:style-name="T18">9</text:span></text:p>
      <text:p text:style-name="P9">Nos teus braços é o melhor lugar </text:p>
      <text:p text:style-name="P11"/>
      <text:p text:style-name="P9"/>
      <text:p text:style-name="P11"><draw:custom-shape text:anchor-type="paragraph" draw:z-index="9" draw:name="Forma1" draw:style-name="gr2" draw:text-style-name="P21" svg:width="0.645cm" svg:height="1.955cm" svg:x="7.396cm" svg:y="0.11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9"><draw:custom-shape text:anchor-type="char" draw:z-index="10" draw:style-name="gr1" draw:text-style-name="P20" svg:width="0.761cm" svg:height="0.668cm" svg:x="8.287cm" svg:y="0.238cm"><text:p text:style-name="P19"><text:span text:style-name="T23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0">C9</text:span> <text:s text:c="26"/><text:span text:style-name="T20">Am</text:span><text:span text:style-name="T22">7</text:span></text:p>
      <text:p text:style-name="P9">Leva- me a viver, a tua vontade</text:p>
      <text:p text:style-name="P10"><text:s text:c="26"/><text:span text:style-name="T16">Em</text:span><text:span text:style-name="T19"> </text:span></text:p>
      <text:p text:style-name="P9">Leva-me a viver o teu querer <text:s text:c="2"/></text:p>
      <text:p text:style-name="P12"/>
      <text:p text:style-name="P9"/>
      <text:p text:style-name="P11"/>
      <text:p text:style-name="P9"/>
      <text:p text:style-name="P15"/>
      <text:p text:style-name="P7"><draw:line text:anchor-type="paragraph" draw:z-index="1" draw:name="Forma3" draw:style-name="gr8" draw:text-style-name="P23" svg:x1="19.96cm" svg:y1="-33.362cm" svg:x2="19.964cm" svg:y2="9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5-26T17:46:52.709000000</dc:date>
    <meta:editing-cycles>55</meta:editing-cycles>
    <meta:editing-duration>P1DT6H17M25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27" meta:word-count="100" meta:character-count="646" meta:non-whitespace-character-count="3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